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641cm"/>
    </style:style>
    <style:style style:name="Tabela1.B" style:family="table-column">
      <style:table-column-properties style:column-width="10.478cm"/>
    </style:style>
    <style:style style:name="Tabela1.C" style:family="table-column">
      <style:table-column-properties style:column-width="2.882cm"/>
    </style:style>
    <style:style style:name="Tabela1.A1" style:family="table-cell">
      <style:table-cell-properties style:vertical-align="middle" fo:padding="0.049cm" fo:border="0.0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374cm"/>
    </style:style>
    <style:style style:name="Tabela2.B" style:family="table-column">
      <style:table-column-properties style:column-width="10.084cm"/>
    </style:style>
    <style:style style:name="Tabela2.C" style:family="table-column">
      <style:table-column-properties style:column-width="2.542cm"/>
    </style:style>
    <style:style style:name="Tabela2.A1" style:family="table-cell">
      <style:table-cell-properties style:vertical-align="middle" fo:padding="0.049cm" fo:border="0.05pt solid #000000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2.505cm"/>
    </style:style>
    <style:style style:name="Tabela3.B" style:family="table-column">
      <style:table-column-properties style:column-width="9.349cm"/>
    </style:style>
    <style:style style:name="Tabela3.C" style:family="table-column">
      <style:table-column-properties style:column-width="5.147cm"/>
    </style:style>
    <style:style style:name="Tabela3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12cm" style:contextual-spacing="false" fo:line-height="114%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Table_20_Contents">
      <style:paragraph-properties fo:margin-top="0cm" fo:margin-bottom="0cm" style:contextual-spacing="false" fo:line-height="114%"/>
    </style:style>
    <style:style style:name="P4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5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6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T1" style:family="text">
      <style:text-properties fo:font-weight="bold"/>
    </style:style>
    <style:style style:name="T2" style:family="text">
      <style:text-properties style:font-name="Google Sans Text"/>
    </style:style>
    <style:style style:name="T3" style:family="text">
      <style:text-properties style:font-name="Google Sans Text" fo:font-weight="bold"/>
    </style:style>
    <style:style style:name="T4" style:family="text">
      <style:text-properties style:font-name="Google Sans Text" style:font-name-asian="Google Sans Text" style:font-name-complex="Google Sans Text"/>
    </style:style>
    <style:style style:name="T5" style:family="text">
      <style:text-properties style:font-name="Google Sans"/>
    </style:style>
    <style:style style:name="T6" style:family="text">
      <style:text-properties fo:font-size="8pt" fo:background-color="transparent" loext:char-shading-value="0"/>
    </style:style>
    <style:style style:name="T7" style:family="text">
      <style:text-properties fo:font-style="italic"/>
    </style:style>
    <style:style style:name="T8" style:family="text">
      <style:text-properties fo:font-style="italic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 Agente <text:span text:style-name="T1">Guardian</text:span> (Governança DLT) foi projetado para resolver problemas críticos de <text:span text:style-name="T1">confiança, auditoria e compliance</text:span> nos fluxos de automação. Em vez de armazenar dados, ele usa a Blockchain (DLT) para criar <text:span text:style-name="T1">provas imutáveis</text:span> de que uma ação, um log ou um dado é autêntico e não foi alterado.</text:p>
      <text:p text:style-name="P6">Aqui estão as instruções focadas na solução de problemas para os usuários dos planos Business e Enterprise, com base nos módulos do Agente Guardian.</text:p>
      <text:p text:style-name="Horizontal_20_Line"/>
      <text:h text:style-name="P1" text:outline-level="2">🛡️ <text:span text:style-name="T5">Guia de Solução de Problemas do Agente </text:span><text:span text:style-name="T3">Guardian</text:span><text:span text:style-name="T5"> (Governança DLT)</text:span></text:h>
      <text:h text:style-name="P2" text:outline-level="3">1. Para Times de Operações (Ops) e Compliance</text:h>
      <text:p text:style-name="P6">O foco é em <text:span text:style-name="T1">Provas de Integridade</text:span> e <text:span text:style-name="T1">Garantia de Não-Violação de Dados</text:span>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3129110270208">
            <table:table-cell table:style-name="Tabela1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1.A1" office:value-type="string">
              <text:p text:style-name="P3"><text:span text:style-name="Strong_20_Emphasis"><text:span text:style-name="T2">Solução com o Agente Guardian</text:span></text:span></text:p>
            </table:table-cell>
            <table:table-cell table:style-name="Tabela1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10270208">
          <table:table-cell table:style-name="Tabela1.A1" office:value-type="string">
            <text:p text:style-name="P4">1. Provar que os Logs não foram alterados</text:p>
          </table:table-cell>
          <table:table-cell table:style-name="Tabela1.A1" office:value-type="string">
            <text:p text:style-name="P5"><text:span text:style-name="T1">Proof of Integrity (PoI) / Hash Log</text:span> <text:span text:style-name="T6">1</text:span>: O Guardian gera um <text:span text:style-name="T1">Hash Log</text:span> (Merkle Hash) diário de todos os seus logs<text:span text:style-name="T6">2</text:span>. Este <text:span text:style-name="T7">hash</text:span> é ancorado em uma Blockchain L2 (ex: Base/Optimism)<text:span text:style-name="T6">3333333</text:span>. Se houver qualquer divergência no log interno, o <text:span text:style-name="T1">Hash Diário</text:span> não corresponderá à prova pública, provando a violação.</text:p>
          </table:table-cell>
          <table:table-cell table:style-name="Tabela1.A1" office:value-type="string">
            <text:p text:style-name="P5"><text:span text:style-name="T1">Business (Base)</text:span> <text:span text:style-name="T6">4</text:span></text:p>
          </table:table-cell>
        </table:table-row>
        <table:table-row table:style-name="TableLine3129110270208">
          <table:table-cell table:style-name="Tabela1.A1" office:value-type="string">
            <text:p text:style-name="P4">2. Consultar o histórico imutável</text:p>
          </table:table-cell>
          <table:table-cell table:style-name="Tabela1.A1" office:value-type="string">
            <text:p text:style-name="P5"><text:span text:style-name="T1">DLT Audit Trail (Módulo Premium)</text:span> <text:span text:style-name="T6">5</text:span>: Se você precisa auditar o histórico de logs por períodos longos (180+ dias) ou precisa de uma prova direta para um regulador, esta interface dedicada permite exportar o <text:span text:style-name="T1">Immutable Audit Trail</text:span> (Trilha de Auditoria Imutável)<text:span text:style-name="T6">6</text:span>.</text:p>
          </table:table-cell>
          <table:table-cell table:style-name="Tabela1.A1" office:value-type="string">
            <text:p text:style-name="P5"><text:span text:style-name="T1">Enterprise (Módulo Premium)</text:span> <text:span text:style-name="T6">7</text:span></text:p>
          </table:table-cell>
        </table:table-row>
        <table:table-row table:style-name="TableLine3129110270208">
          <table:table-cell table:style-name="Tabela1.A1" office:value-type="string">
            <text:p text:style-name="P4">3. Atender ao Direito de Apagamento (LGPD)</text:p>
          </table:table-cell>
          <table:table-cell table:style-name="Tabela1.A1" office:value-type="string">
            <text:p text:style-name="P5"><text:span text:style-name="T1">Política Hash-Only e Revogação</text:span> <text:span text:style-name="T6">8888</text:span>: Ao receber um pedido de exclusão, o Guardian garante que <text:span text:style-name="T1">nenhum dado pessoal (PII)</text:span> foi registrado na blockchain, apenas o <text:span text:style-name="T7">hash</text:span> do artefato<text:span text:style-name="T6">9</text:span>. Você apaga o dado-fonte no <text:span text:style-name="T7">storage</text:span> e o hash na DLT perde o vínculo, seguindo as diretrizes da CNIL/GDPR<text:span text:style-name="T6">10101010</text:span>.</text:p>
          </table:table-cell>
          <table:table-cell table:style-name="Tabela1.A1" office:value-type="string">
            <text:p text:style-name="P5"><text:span text:style-name="T1">Global (Por Design)</text:span> <text:span text:style-name="T6">11</text:span></text:p>
          </table:table-cell>
        </table:table-row>
      </table:table>
      <text:h text:style-name="P2" text:outline-level="3">2. Para Times de Arquitetura e Dados (Devs/Data Scientists)</text:h>
      <text:p text:style-name="P6">O foco é em <text:span text:style-name="T1">Não-Repudiação</text:span> e <text:span text:style-name="T1">Garantia de Execução Segura</text:span>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3129110265600">
            <table:table-cell table:style-name="Tabela2.A1" office:value-type="string">
              <text:p text:style-name="P3"><text:span text:style-name="Strong_20_Emphasis"><text:span text:style-name="T2">Seu Problema</text:span></text:span></text:p>
            </table:table-cell>
            <table:table-cell table:style-name="Tabela2.A1" office:value-type="string">
              <text:p text:style-name="P3"><text:span text:style-name="Strong_20_Emphasis"><text:span text:style-name="T2">Solução com o Agente Guardian</text:span></text:span></text:p>
            </table:table-cell>
            <table:table-cell table:style-name="Tabela2.A1" office:value-type="string">
              <text:p text:style-name="P3"><text:span text:style-name="Strong_20_Emphasis"><text:span text:style-name="T2">Planos Aplicáveis</text:span></text:span></text:p>
            </table:table-cell>
          </table:table-row>
        </table:table-header-rows>
        <table:table-row table:style-name="TableLine3129110265600">
          <table:table-cell table:style-name="Tabela2.A1" office:value-type="string">
            <text:p text:style-name="P4">1. Provar que uma automação crítica executou corretamente</text:p>
          </table:table-cell>
          <table:table-cell table:style-name="Tabela2.A1" office:value-type="string">
            <text:p text:style-name="P5"><text:span text:style-name="T1">Prova de Execução (PoR)</text:span><text:span text:style-name="T6">12</text:span>: O Guardian registra um <text:span text:style-name="T1">recibo imutável</text:span> após cada <text:span text:style-name="T7">run</text:span> crítico. Este recibo inclui o <text:span text:style-name="T1">Hash do código</text:span> executado e o <text:span text:style-name="T1">Hash dos </text:span><text:span text:style-name="T8">inputs</text:span><text:span text:style-name="T1"> e </text:span><text:span text:style-name="T8">outputs</text:span> principais, provando que a automação rodou exatamente como esperado e que <text:soft-page-break/>os dados críticos foram processados<text:span text:style-name="T6">13</text:span>.</text:p>
          </table:table-cell>
          <table:table-cell table:style-name="Tabela2.A1" office:value-type="string">
            <text:p text:style-name="P5"><text:span text:style-name="T1">Enterprise (Base)</text:span> <text:span text:style-name="T6">14</text:span></text:p>
          </table:table-cell>
        </table:table-row>
        <table:table-row table:style-name="TableLine3129110265600">
          <table:table-cell table:style-name="Tabela2.A1" office:value-type="string">
            <text:p text:style-name="P4">2. Garantir a origem dos dados recebidos (Exports/Webhooks)</text:p>
          </table:table-cell>
          <table:table-cell table:style-name="Tabela2.A1" office:value-type="string">
            <text:p text:style-name="P5"><text:span text:style-name="T1">Assinatura Digital DLT</text:span><text:span text:style-name="T6">15</text:span>: Para Exports para Datalakes (ETL) ou Webhooks, o Guardian aplica uma <text:span text:style-name="T1">Assinatura Digital</text:span> baseada em DLT nos dados. Isso garante a <text:span text:style-name="T1">não-repudiação</text:span> da origem, ou seja, seu <text:span text:style-name="T7">Data Scientist</text:span> ou <text:span text:style-name="T7">Data Engineer</text:span> pode provar que o dado veio de fato da nossa plataforma<text:span text:style-name="T6">16</text:span>.</text:p>
          </table:table-cell>
          <table:table-cell table:style-name="Tabela2.A1" office:value-type="string">
            <text:p text:style-name="P5"><text:span text:style-name="T1">Enterprise (Base)</text:span> <text:span text:style-name="T6">17</text:span></text:p>
          </table:table-cell>
        </table:table-row>
        <table:table-row table:style-name="TableLine3129110265600">
          <table:table-cell table:style-name="Tabela2.A1" office:value-type="string">
            <text:p text:style-name="P4">3. Gerenciar o acesso e o consentimento de terceiros/serviços</text:p>
          </table:table-cell>
          <table:table-cell table:style-name="Tabela2.A1" office:value-type="string">
            <text:p text:style-name="P5"><text:span text:style-name="T1">VC/DID Service</text:span> <text:span text:style-name="T6">18181818</text:span>: O Guardian emite e valida <text:span text:style-name="T1">Credenciais Verificáveis (VC)</text:span> e <text:span text:style-name="T1">Identificadores Descentralizados (DID)</text:span><text:span text:style-name="T6">19</text:span>. Você pode emitir um VC de consentimento ou acesso para integrações, e o sistema consulta o status de revogação <text:span text:style-name="T7">off-chain</text:span><text:span text:style-name="T6">20202020</text:span>.</text:p>
          </table:table-cell>
          <table:table-cell table:style-name="Tabela2.A1" office:value-type="string">
            <text:p text:style-name="P4">Enterprise</text:p>
          </table:table-cell>
        </table:table-row>
      </table:table>
      <text:h text:style-name="P2" text:outline-level="3">3. Instruções de Uso e COGS (Custos)</text:h>
      <text:p text:style-name="P6">O uso do Agente Guardian está atrelado ao número de vezes que ele <text:span text:style-name="T1">escreve evidências na Blockchain</text:span>.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 table:style-name="TableLine3129110282016">
            <table:table-cell table:style-name="Tabela3.A1" office:value-type="string">
              <text:p text:style-name="P3"><text:span text:style-name="Strong_20_Emphasis"><text:span text:style-name="T2">Tópico</text:span></text:span></text:p>
            </table:table-cell>
            <table:table-cell table:style-name="Tabela3.A1" office:value-type="string">
              <text:p text:style-name="P3"><text:span text:style-name="Strong_20_Emphasis"><text:span text:style-name="T2">Instrução para o Usuário</text:span></text:span></text:p>
            </table:table-cell>
            <table:table-cell table:style-name="Tabela3.A1" office:value-type="string">
              <text:p text:style-name="P3"><text:span text:style-name="Strong_20_Emphasis"><text:span text:style-name="T2">Custo (COGS)</text:span></text:span></text:p>
            </table:table-cell>
          </table:table-row>
        </table:table-header-rows>
        <table:table-row table:style-name="TableLine3129110282016">
          <table:table-cell table:style-name="Tabela3.A1" office:value-type="string">
            <text:p text:style-name="P4">Ativação</text:p>
          </table:table-cell>
          <table:table-cell table:style-name="Tabela3.A1" office:value-type="string">
            <text:p text:style-name="P5">O Agente Guardian é ativado por padrão nos planos Business (PoI) e Enterprise (PoI/PoR). Para o <text:span text:style-name="T1">DLT Audit Trail</text:span> ou <text:span text:style-name="T1">Rede Permissionada (Fabric)</text:span>, contate o TAM para implementação via módulo premium.</text:p>
          </table:table-cell>
          <table:table-cell table:style-name="Tabela3.A1" office:value-type="string">
            <text:p text:style-name="P5">O custo fixo do Agente Guardian está embutido no preço do seu plano<text:span text:style-name="T6">21</text:span>.</text:p>
          </table:table-cell>
        </table:table-row>
        <table:table-row table:style-name="TableLine3129110282016">
          <table:table-cell table:style-name="Tabela3.A1" office:value-type="string">
            <text:p text:style-name="P4">Consumo e Overage</text:p>
          </table:table-cell>
          <table:table-cell table:style-name="Tabela3.A1" office:value-type="string">
            <text:p text:style-name="P5">O PoI no Business gera apenas <text:span text:style-name="T1">uma transação por dia</text:span> (âncora diária)<text:span text:style-name="T6">22222222</text:span>. No Enterprise, o consumo é por <text:span text:style-name="T1">execução/export crítico</text:span>. Se você exceder o limite de Transações DLT do seu plano, o sistema oferecerá um <text:span text:style-name="T1">Add-on de Excedente</text:span> (blocos de 1.000 escritas no Ledger)<text:span text:style-name="T6">23</text:span>.</text:p>
          </table:table-cell>
          <table:table-cell table:style-name="Tabela3.A1" office:value-type="string">
            <text:p text:style-name="P5">Custo marginal de escrita é baixo (milésimos de dólar por transação em L2 pública) <text:span text:style-name="T6">24242424</text:span>, mas é cobrado para manter a margem<text:span text:style-name="T6">25</text:span>.</text:p>
          </table:table-cell>
        </table:table-row>
        <table:table-row table:style-name="TableLine3129110282016">
          <table:table-cell table:style-name="Tabela3.A1" office:value-type="string">
            <text:p text:style-name="P4">Acesso ao DLT Audit Trail</text:p>
          </table:table-cell>
          <table:table-cell table:style-name="Tabela3.A1" office:value-type="string">
            <text:p text:style-name="P5">Acesse o painel <text:span text:style-name="T1">Guardian → DLT Audit Trail</text:span> para consulta e exportação. Use o TxID (ID da transação) e a Prova de Inclusão fornecida para verificar a prova de auditoria publicamente na L2 selecionada<text:span text:style-name="T6">26262626</text:span>.</text:p>
          </table:table-cell>
          <table:table-cell table:style-name="Tabela3.A1" office:value-type="string">
            <text:p text:style-name="P5">O objetivo é reduzir o <text:span text:style-name="T1">custo de suporte humano (CO caro)</text:span>, permitindo que você mesmo audite os dados (<text:span text:style-name="T7">Self-Service</text:span>)<text:span text:style-name="T6">27</text:span>.</text:p>
          </table:table-cell>
        </table:table-row>
      </table:table>
      <text:p text:style-name="Standard"/>
      <text:p text:style-name="Text_20_body"><text:soft-page-break/>Entrega: instruções do agente “Governança DLT”, focadas em resolver problemas reais de usuários. Padrões: VC/DID (W3C), C2PA, LGPD hash-only, L2 barata pós-Dencun, Fabric quando permissionado. <text:a xlink:type="simple" xlink:href="https://www.w3.org/TR/vc-data-model-2.0/?utm_source=chatgpt.com" office:target-frame-name="_blank" xlink:show="new" text:style-name="Internet_20_link" text:visited-style-name="Visited_20_Internet_20_Link">hyperledger-fabric.readthedocs.io+10W3C+10W3C+10</text:a></text:p>
      <text:h text:style-name="Heading_20_1" text:outline-level="1">Playbooks de solução</text:h>
      <text:h text:style-name="Heading_20_2" text:outline-level="2">1) “Preciso provar integridade do meu relatório/arquivo”</text:h>
      <text:p text:style-name="Text_20_body">Entrada: ID do artefato ou upload.<text:line-break/>Ação: calcular hash; embutir/manter credenciais C2PA; gerar comprovante; ancorar batch diário em L2; retornar txid e prova de inclusão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Investopedia+3C2PA+3The Cloudflare Blog+3</text:a><text:line-break/>Saída: link de verificação pública + txid + hash.<text:line-break/>Critérios de aceite: hash corresponde; C2PA preservado; tx confirmado.<text:line-break/>SLO: 99,9% verificação &lt; 1s; âncora diária até 23:59 UTC.<text:line-break/>Custo estimado: centavos por mil artefatos via batching pós-Dencun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<text:h text:style-name="Heading_20_2" text:outline-level="2">2) “Preciso comprovar que uma execução aconteceu sem fraude”</text:h>
      <text:p text:style-name="Text_20_body">Entrada: run_id, metadados.<text:line-break/>Ação: emitir “receipt” assinado com hash de código, inputs e outputs críticos; incluir no lote do dia e ancorar em L2; expor verificador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text:line-break/>Saída: receipt + txid + prova Merkle.<text:line-break/>Critérios de aceite: recibo verificável; inclusão no lote do dia; clock-skew &lt;5 min.<text:line-break/>SLO: geração do receipt &lt;200 ms; inclusão no próximo lote em &lt;24 h.</text:p>
      <text:h text:style-name="Heading_20_2" text:outline-level="2">3) “Quero controlar acesso e consentimento entre equipes e parceiros”</text:h>
      <text:p text:style-name="Text_20_body">Entrada: sujeito, escopos, prazo.<text:line-break/>Ação: emitir <text:span text:style-name="Strong_20_Emphasis">VC</text:span> de acesso/consentimento vinculada ao <text:span text:style-name="Strong_20_Emphasis">DID</text:span> do sujeito; publicar status/verificação; permitir revogação imediata. <text:a xlink:type="simple" xlink:href="https://www.w3.org/TR/vc-data-model-2.0/?utm_source=chatgpt.com" office:target-frame-name="_blank" xlink:show="new" text:style-name="Internet_20_link" text:visited-style-name="Visited_20_Internet_20_Link">W3C+2W3C+2</text:a><text:line-break/>Saída: VC assinado + endpoint de status.<text:line-break/>Critérios de aceite: validação JOSE/COSE; revogação refletida em &lt;60 s. <text:a xlink:type="simple" xlink:href="https://www.w3.org/news/2025/the-verifiable-credentials-2-0-family-of-specifications-is-now-a-w3c-recommendation/?utm_source=chatgpt.com" office:target-frame-name="_blank" xlink:show="new" text:style-name="Internet_20_link" text:visited-style-name="Visited_20_Internet_20_Link">W3C</text:a><text:line-break/>SLO: verificação p95 &lt;150 ms.</text:p>
      <text:h text:style-name="Heading_20_2" text:outline-level="2">4) “Tenho um pedido de exclusão de dados (LGPD)”</text:h>
      <text:p text:style-name="Text_20_body">Entrada: identificador do titular e artefatos.<text:line-break/>Ação: apagar dados pessoais no storage; invalidar referências; manter só hash sem vínculo; registrar evidência de execução do pedido; não gravar PII on-chain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1</text:a><text:line-break/>Saída: relatório de atendimento + hash residual e justificativa.<text:line-break/>Critérios de aceite: artefatos pessoais removidos; hash órfão sem risco prático; auditoria disponível.<text:line-break/>SLO: &lt;30 dias corridos; prioridade alta se prazo regulatório menor.</text:p>
      <text:h text:style-name="Heading_20_2" text:outline-level="2"><text:soft-page-break/>5) “Auditoria detalhada em ambiente restrito”</text:h>
      <text:p text:style-name="Text_20_body">Entrada: cliente exige rede privada.<text:line-break/>Ação: habilitar trilha em <text:span text:style-name="Strong_20_Emphasis">Hyperledger Fabric</text:span> com políticas de endosso e lifecycle de chaincode; exportação assíncrona. <text:a xlink:type="simple" xlink:href="https://hyperledger-fabric.readthedocs.io/en/latest/chaincode_lifecycle.html?utm_source=chatgpt.com" office:target-frame-name="_blank" xlink:show="new" text:style-name="Internet_20_link" text:visited-style-name="Visited_20_Internet_20_Link">hyperledger-fabric.readthedocs.io+1</text:a><text:line-break/>Saída: consulta de auditoria por canal + export.<text:line-break/>Critérios de aceite: política de endosso aplicada; imutabilidade garantida; cadeia de custódia.<text:line-break/>SLO: consulta p95 &lt;1 s em índices quentes.</text:p>
      <text:h text:style-name="Heading_20_2" text:outline-level="2">6) “Quero receber em stablecoin por integração/parceria”</text:h>
      <text:p text:style-name="Text_20_body">Entrada: fatura ou uso medido.<text:line-break/>Ação: ativar USDC via Stripe em Base/Polygon; conciliar no ERP; manter contabilidade em BRL. <text:a xlink:type="simple" xlink:href="https://stripe.com/blog/introducing-stablecoin-payments-for-subscriptions?utm_source=chatgpt.com" office:target-frame-name="_blank" xlink:show="new" text:style-name="Internet_20_link" text:visited-style-name="Visited_20_Internet_20_Link">Stripe+1</text:a><text:line-break/>Saída: comprovante de pagamento + reconciliação.<text:line-break/>Critérios de aceite: liquidação confirmada; sem exposição cambial no livro principal.</text:p>
      <text:h text:style-name="Heading_20_1" text:outline-level="1">Políticas obrigatórias</text:h>
      <text:list xml:id="list1594354244" text:style-name="L1">
        <text:list-item>
          <text:p text:style-name="P7"><text:span text:style-name="Strong_20_Emphasis">LGPD-first</text:span>: nenhum dado pessoal on-chain; apenas hashes/IDs não reversíveis; processos de revogação e quase-apagamento conforme CNIL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+1</text:a></text:p>
        </text:list-item>
        <text:list-item>
          <text:p text:style-name="P7"><text:span text:style-name="Strong_20_Emphasis">Padrões</text:span>: VC 2.0 + JOSE/COSE; DID Core; C2PA nos assets; verificação pública simples. <text:a xlink:type="simple" xlink:href="https://www.w3.org/TR/vc-data-model-2.0/?utm_source=chatgpt.com" office:target-frame-name="_blank" xlink:show="new" text:style-name="Internet_20_link" text:visited-style-name="Visited_20_Internet_20_Link">C2PA+3W3C+3W3C+3</text:a></text:p>
        </text:list-item>
        <text:list-item>
          <text:p text:style-name="P7"><text:span text:style-name="Strong_20_Emphasis">Âncora barata</text:span>: L2 pós-Dencun com batching diário; fallback multi-L2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  </text:list-item>
        <text:list-item>
          <text:p text:style-name="P7"><text:span text:style-name="Strong_20_Emphasis">Permissionado</text:span>: usar Fabric com endorsement policy clara quando exigido por contrato. <text:a xlink:type="simple" xlink:href="https://hyperledger-fabric.readthedocs.io/en/latest/endorsement-policies.html?utm_source=chatgpt.com" office:target-frame-name="_blank" xlink:show="new" text:style-name="Internet_20_link" text:visited-style-name="Visited_20_Internet_20_Link">hyperledger-fabric.readthedocs.io</text:a></text:p>
        </text:list-item>
      </text:list>
      <text:h text:style-name="Heading_20_1" text:outline-level="1">Fluxos de API (resumo)</text:h>
      <text:list xml:id="list2395955048" text:style-name="L2">
        <text:list-item>
          <text:p text:style-name="P8"><text:span text:style-name="Source_20_Text">POST /vc/issue</text:span> → body: subject_did, claims, expiry → resp: vc_jwt/cbor + status_url. <text:a xlink:type="simple" xlink:href="https://www.w3.org/TR/vc-data-model-2.0/?utm_source=chatgpt.com" office:target-frame-name="_blank" xlink:show="new" text:style-name="Internet_20_link" text:visited-style-name="Visited_20_Internet_20_Link">W3C+1</text:a></text:p>
        </text:list-item>
        <text:list-item>
          <text:p text:style-name="P8"><text:span text:style-name="Source_20_Text">POST /vc/revoke</text:span> → body: vc_id → resp: status=revoked.</text:p>
        </text:list-item>
        <text:list-item>
          <text:p text:style-name="P8"><text:span text:style-name="Source_20_Text">POST /provenance/asset</text:span> → body: asset_hash, c2pa_manifest → resp: receipt_id, verify_url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</text:a></text:p>
        </text:list-item>
        <text:list-item>
          <text:p text:style-name="P8"><text:span text:style-name="Source_20_Text">POST /runs/{id}/receipt</text:span> → body: code_hash, io_hash → resp: receipt + queue_for_anchor.</text:p>
        </text:list-item>
        <text:list-item>
          <text:p text:style-name="P8"><text:span text:style-name="Source_20_Text">GET /anchor/{date}</text:span> → resp: merkle_root, txid, inclusion_proof.</text:p>
        </text:list-item>
        <text:list-item>
          <text:p text:style-name="P8"><text:span text:style-name="Source_20_Text">POST /privacy/erasure</text:span> → body: subject_ref, artifacts → resp: evidence_report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</text:a></text:p>
        </text:list-item>
      </text:list>
      <text:h text:style-name="Heading_20_1" text:outline-level="1"><text:soft-page-break/>Métricas e SLOs</text:h>
      <text:list xml:id="list3732663603" text:style-name="L3">
        <text:list-item>
          <text:p text:style-name="P9">Verificação VC p95 &lt;150 ms; erro mensal &lt;0,1%. <text:a xlink:type="simple" xlink:href="https://www.w3.org/news/2025/the-verifiable-credentials-2-0-family-of-specifications-is-now-a-w3c-recommendation/?utm_source=chatgpt.com" office:target-frame-name="_blank" xlink:show="new" text:style-name="Internet_20_link" text:visited-style-name="Visited_20_Internet_20_Link">W3C</text:a></text:p>
        </text:list-item>
        <text:list-item>
          <text:p text:style-name="P9">% de assets com C2PA preservado &gt;95%. <text:a xlink:type="simple" xlink:href="https://www.theverge.com/news/604989/cloudflare-adobe-content-credentials-authenticty-feature?utm_source=chatgpt.com" office:target-frame-name="_blank" xlink:show="new" text:style-name="Internet_20_link" text:visited-style-name="Visited_20_Internet_20_Link">The Verge</text:a></text:p>
        </text:list-item>
        <text:list-item>
          <text:p text:style-name="P9">Custo por evidência &lt; US$0,01/1k eventos com batching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  </text:list-item>
        <text:list-item>
          <text:p text:style-name="P9">Pedidos LGPD atendidos dentro do prazo legal; zero PII on-chain. <text:a xlink:type="simple" xlink:href="https://www.cnil.fr/en/blockchain-and-gdpr-solutions-responsible-use-blockchain-context-personal-data?utm_source=chatgpt.com" office:target-frame-name="_blank" xlink:show="new" text:style-name="Internet_20_link" text:visited-style-name="Visited_20_Internet_20_Link">CNIL</text:a></text:p>
        </text:list-item>
        <text:list-item>
          <text:p text:style-name="P9">MTTR de revogação VC &lt;5 min.</text:p>
        </text:list-item>
      </text:list>
      <text:h text:style-name="Heading_20_1" text:outline-level="1">Operação e controles</text:h>
      <text:list xml:id="list3253639184" text:style-name="L4">
        <text:list-item>
          <text:p text:style-name="P10"><text:span text:style-name="Strong_20_Emphasis">KMS/HSM</text:span> para chaves de VC e C2PA; rotação 90 dias.</text:p>
        </text:list-item>
        <text:list-item>
          <text:p text:style-name="P10"><text:span text:style-name="Strong_20_Emphasis">Batcher</text:span> com retries e observabilidade; “dead letter” para falhas de âncora.</text:p>
        </text:list-item>
        <text:list-item>
          <text:p text:style-name="P10"><text:span text:style-name="Strong_20_Emphasis">Change-management</text:span> de chaincode/políticas em Fabric seguindo lifecycle oficial. <text:a xlink:type="simple" xlink:href="https://hyperledger-fabric.readthedocs.io/en/latest/chaincode_lifecycle.html?utm_source=chatgpt.com" office:target-frame-name="_blank" xlink:show="new" text:style-name="Internet_20_link" text:visited-style-name="Visited_20_Internet_20_Link">hyperledger-fabric.readthedocs.io</text:a></text:p>
        </text:list-item>
        <text:list-item>
          <text:p text:style-name="P10"><text:span text:style-name="Strong_20_Emphasis">Runbooks</text:span>: incidentes de âncora, de assinatura e de solicitação LGPD.</text:p>
        </text:list-item>
      </text:list>
      <text:h text:style-name="Heading_20_1" text:outline-level="1">Habilitação por plano</text:h>
      <text:list xml:id="list4289532098" text:style-name="L5">
        <text:list-item>
          <text:p text:style-name="P11">Pro: verificador de integridade local + C2PA preservado. <text:a xlink:type="simple" xlink:href="https://c2pa.org/specifications/specifications/2.2/specs/C2PA_Specification.html?utm_source=chatgpt.com" office:target-frame-name="_blank" xlink:show="new" text:style-name="Internet_20_link" text:visited-style-name="Visited_20_Internet_20_Link">C2PA</text:a></text:p>
        </text:list-item>
        <text:list-item>
          <text:p text:style-name="P11">Business: âncora diária em L2 + comprovantes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  </text:list-item>
        <text:list-item>
          <text:p text:style-name="P11">Enterprise: receipts de execução, VC/DID, auditoria avançada; opção Fabric. <text:a xlink:type="simple" xlink:href="https://www.w3.org/TR/vc-data-model-2.0/?utm_source=chatgpt.com" office:target-frame-name="_blank" xlink:show="new" text:style-name="Internet_20_link" text:visited-style-name="Visited_20_Internet_20_Link">W3C+2W3C+2</text:a></text:p>
        </text:list-item>
      </text:list>
      <text:h text:style-name="Heading_20_1" text:outline-level="1">Mensagem C-Level</text:h>
      <text:list xml:id="list458466266" text:style-name="L6">
        <text:list-item>
          <text:p text:style-name="P12">Benefício: redução de risco jurídico e forense com custo marginal baixo; aderente a W3C, C2PA e LGPD. <text:a xlink:type="simple" xlink:href="https://www.w3.org/TR/vc-data-model-2.0/?utm_source=chatgpt.com" office:target-frame-name="_blank" xlink:show="new" text:style-name="Internet_20_link" text:visited-style-name="Visited_20_Internet_20_Link">W3C+2C2PA+2</text:a></text:p>
        </text:list-item>
        <text:list-item>
          <text:p text:style-name="P12">Diferenciação: prova pública de integridade e execução inclusa nos planos altos.</text:p>
        </text:list-item>
        <text:list-item>
          <text:p text:style-name="P12">Controle de custos: batching em L2 pós-Dencun mantém custo em centavos. <text:a xlink:type="simple" xlink:href="https://www.investopedia.com/what-you-need-to-know-ahead-of-ethereum-dencun-update-wednesday-8607518?utm_source=chatgpt.com" office:target-frame-name="_blank" xlink:show="new" text:style-name="Internet_20_link" text:visited-style-name="Visited_20_Internet_20_Link">Investopedia</text:a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10:35:06.448000000</meta:creation-date>
    <dc:date>2025-11-06T10:36:17.970000000</dc:date>
    <meta:editing-duration>PT1M11S</meta:editing-duration>
    <meta:editing-cycles>1</meta:editing-cycles>
    <meta:document-statistic meta:table-count="3" meta:image-count="0" meta:object-count="0" meta:page-count="5" meta:paragraph-count="90" meta:word-count="1374" meta:character-count="9088" meta:non-whitespace-character-count="7829"/>
    <meta:generator>LibreOffice/7.3.2.2$Windows_X86_64 LibreOffice_project/49f2b1bff42cfccbd8f788c8dc32c1c309559be0</meta:generator>
  </office:meta>
</office:document-meta>
</file>